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23.69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0">
      <style:table-cell-properties fo:border="0.06pt solid #000000"/>
    </style:style>
    <style:style style:name="ce8" style:family="table-cell" style:parent-style-name="Default" style:data-style-name="N61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/>
          <table:table-cell table:style-name="ce6" office:value-type="string" calcext:value-type="string" table:number-columns-spanned="10" table:number-rows-spanned="1">
            <text:p>Cosine distance</text:p>
          </table:table-cell>
          <table:covered-table-cell table:number-columns-repeated="9"/>
          <table:table-cell/>
          <table:table-cell table:style-name="ce1"/>
          <table:table-cell table:number-columns-repeated="1011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761.93963706878" calcext:value-type="float">
            <text:p>1761.93963706878</text:p>
          </table:table-cell>
          <table:table-cell table:style-name="ce7" office:value-type="float" office:value="1510.57118797411" calcext:value-type="float">
            <text:p>1510.57118797411</text:p>
          </table:table-cell>
          <table:table-cell table:style-name="ce7" office:value-type="float" office:value="1092.51433546518" calcext:value-type="float">
            <text:p>1092.51433546518</text:p>
          </table:table-cell>
          <table:table-cell table:style-name="ce7" office:value-type="float" office:value="184.80709311921" calcext:value-type="float">
            <text:p>184.80709311921</text:p>
          </table:table-cell>
          <table:table-cell table:style-name="ce7" office:value-type="float" office:value="851.701439279425" calcext:value-type="float">
            <text:p>851.701439279425</text:p>
          </table:table-cell>
          <table:table-cell table:style-name="ce7" office:value-type="float" office:value="164.791839084753" calcext:value-type="float">
            <text:p>164.791839084753</text:p>
          </table:table-cell>
          <table:table-cell table:style-name="ce7" office:value-type="float" office:value="203.05222821915" calcext:value-type="float">
            <text:p>203.05222821915</text:p>
          </table:table-cell>
          <table:table-cell table:style-name="ce7" office:value-type="float" office:value="260.98065854227" calcext:value-type="float">
            <text:p>260.98065854227</text:p>
          </table:table-cell>
          <table:table-cell table:style-name="ce7" office:value-type="float" office:value="578.439172924685" calcext:value-type="float">
            <text:p>578.439172924685</text:p>
          </table:table-cell>
          <table:table-cell table:number-columns-repeated="101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47.3564099057456" calcext:value-type="float">
            <text:p>47.3564099057456</text:p>
          </table:table-cell>
          <table:table-cell table:style-name="ce7" office:value-type="float" office:value="270.654606585934" calcext:value-type="float">
            <text:p>270.654606585934</text:p>
          </table:table-cell>
          <table:table-cell table:style-name="ce7" office:value-type="float" office:value="1282.61194005457" calcext:value-type="float">
            <text:p>1282.61194005457</text:p>
          </table:table-cell>
          <table:table-cell table:style-name="ce7" office:value-type="float" office:value="504.287662839879" calcext:value-type="float">
            <text:p>504.287662839879</text:p>
          </table:table-cell>
          <table:table-cell table:style-name="ce7" office:value-type="float" office:value="1328.99588529218" calcext:value-type="float">
            <text:p>1328.99588529218</text:p>
          </table:table-cell>
          <table:table-cell table:style-name="ce7" office:value-type="float" office:value="1262.41427023117" calcext:value-type="float">
            <text:p>1262.41427023117</text:p>
          </table:table-cell>
          <table:table-cell table:style-name="ce7" office:value-type="float" office:value="1168.14712781712" calcext:value-type="float">
            <text:p>1168.14712781712</text:p>
          </table:table-cell>
          <table:table-cell table:style-name="ce7" office:value-type="float" office:value="744.366952207433" calcext:value-type="float">
            <text:p>744.366952207433</text:p>
          </table:table-cell>
          <table:table-cell/>
          <table:table-cell table:style-name="ce1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03.790481409602" calcext:value-type="float">
            <text:p>103.790481409602</text:p>
          </table:table-cell>
          <table:table-cell table:style-name="ce7" office:value-type="float" office:value="1004.21092609019" calcext:value-type="float">
            <text:p>1004.21092609019</text:p>
          </table:table-cell>
          <table:table-cell table:style-name="ce7" office:value-type="float" office:value="316.458487192903" calcext:value-type="float">
            <text:p>316.458487192903</text:p>
          </table:table-cell>
          <table:table-cell table:style-name="ce7" office:value-type="float" office:value="1050.3773547845" calcext:value-type="float">
            <text:p>1050.3773547845</text:p>
          </table:table-cell>
          <table:table-cell table:style-name="ce7" office:value-type="float" office:value="983.624208674103" calcext:value-type="float">
            <text:p>983.624208674103</text:p>
          </table:table-cell>
          <table:table-cell table:style-name="ce7" office:value-type="float" office:value="890.120739997526" calcext:value-type="float">
            <text:p>890.120739997526</text:p>
          </table:table-cell>
          <table:table-cell table:style-name="ce7" office:value-type="float" office:value="493.529202744748" calcext:value-type="float">
            <text:p>493.529202744748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588.024737765226" calcext:value-type="float">
            <text:p>588.024737765226</text:p>
          </table:table-cell>
          <table:table-cell table:style-name="ce7" office:value-type="float" office:value="121.454876276802" calcext:value-type="float">
            <text:p>121.454876276802</text:p>
          </table:table-cell>
          <table:table-cell table:style-name="ce7" office:value-type="float" office:value="629.844047669463" calcext:value-type="float">
            <text:p>629.844047669463</text:p>
          </table:table-cell>
          <table:table-cell table:style-name="ce7" office:value-type="float" office:value="569.634032433546" calcext:value-type="float">
            <text:p>569.634032433546</text:p>
          </table:table-cell>
          <table:table-cell table:style-name="ce7" office:value-type="float" office:value="487.378980141018" calcext:value-type="float">
            <text:p>487.378980141018</text:p>
          </table:table-cell>
          <table:table-cell table:style-name="ce7" office:value-type="float" office:value="181.670007185638" calcext:value-type="float">
            <text:p>181.670007185638</text:p>
          </table:table-cell>
          <table:table-cell table:number-columns-repeated="101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384.641491571083" calcext:value-type="float">
            <text:p>384.641491571083</text:p>
          </table:table-cell>
          <table:table-cell table:style-name="ce7" office:value-type="float" office:value="1.69165403294123" calcext:value-type="float">
            <text:p>1.69165403294123</text:p>
          </table:table-cell>
          <table:table-cell table:style-name="ce7" office:value-type="float" office:value="2.0993360338293" calcext:value-type="float">
            <text:p>2.0993360338293</text:p>
          </table:table-cell>
          <table:table-cell table:style-name="ce7" office:value-type="float" office:value="11.4781818938236" calcext:value-type="float">
            <text:p>11.4781818938236</text:p>
          </table:table-cell>
          <table:table-cell table:style-name="ce7" office:value-type="float" office:value="163.131003438076" calcext:value-type="float">
            <text:p>163.131003438076</text:p>
          </table:table-cell>
          <table:table-cell table:number-columns-repeated="1013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office:value-type="float" office:value="421.62471959774" calcext:value-type="float">
            <text:p>421.62471959774</text:p>
          </table:table-cell>
          <table:table-cell table:style-name="ce7" office:value-type="float" office:value="372.54818539288" calcext:value-type="float">
            <text:p>372.54818539288</text:p>
          </table:table-cell>
          <table:table-cell table:style-name="ce7" office:value-type="float" office:value="309.894189273536" calcext:value-type="float">
            <text:p>309.894189273536</text:p>
          </table:table-cell>
          <table:table-cell table:style-name="ce7" office:value-type="float" office:value="91.0722433696696" calcext:value-type="float">
            <text:p>91.0722433696696</text:p>
          </table:table-cell>
          <table:table-cell table:number-columns-repeated="1013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office:value-type="float" office:value="3.1448811188883" calcext:value-type="float">
            <text:p>3.1448811188883</text:p>
          </table:table-cell>
          <table:table-cell table:style-name="ce7" office:value-type="float" office:value="16.7459680932574" calcext:value-type="float">
            <text:p>16.7459680932574</text:p>
          </table:table-cell>
          <table:table-cell table:style-name="ce7" office:value-type="float" office:value="187.705960614815" calcext:value-type="float">
            <text:p>187.705960614815</text:p>
          </table:table-cell>
          <table:table-cell table:number-columns-repeated="1013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style-name="ce7" office:value-type="float" office:value="5.54668602514728" calcext:value-type="float">
            <text:p>5.54668602514728</text:p>
          </table:table-cell>
          <table:table-cell table:style-name="ce7" office:value-type="float" office:value="147.953675815048" calcext:value-type="float">
            <text:p>147.953675815048</text:p>
          </table:table-cell>
          <table:table-cell table:number-columns-repeated="1013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9" table:style-name="ce7" office:value-type="float" office:value="0" calcext:value-type="float">
            <text:p>0</text:p>
          </table:table-cell>
          <table:table-cell table:style-name="ce7" office:value-type="float" office:value="100.374311171321" calcext:value-type="float">
            <text:p>100.374311171321</text:p>
          </table:table-cell>
          <table:table-cell table:number-columns-repeated="101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10" table:style-name="ce7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table:style-name="ce6" office:value-type="string" calcext:value-type="string" table:number-columns-spanned="10" table:number-rows-spanned="1">
            <text:p>Euclidian distance</text:p>
          </table:table-cell>
          <table:covered-table-cell table:number-columns-repeated="9"/>
          <table:table-cell table:number-columns-repeated="1013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1341208.5826384" calcext:value-type="float">
            <text:p>21341208.5826384</text:p>
          </table:table-cell>
          <table:table-cell table:style-name="ce7" office:value-type="float" office:value="17857297.7642735" calcext:value-type="float">
            <text:p>17857297.7642735</text:p>
          </table:table-cell>
          <table:table-cell table:style-name="ce7" office:value-type="float" office:value="14850577.058982" calcext:value-type="float">
            <text:p>14850577.058982</text:p>
          </table:table-cell>
          <table:table-cell table:style-name="ce7" office:value-type="float" office:value="6311779.13329713" calcext:value-type="float">
            <text:p>6311779.13329713</text:p>
          </table:table-cell>
          <table:table-cell table:style-name="ce7" office:value-type="float" office:value="13184155.4222184" calcext:value-type="float">
            <text:p>13184155.4222184</text:p>
          </table:table-cell>
          <table:table-cell table:style-name="ce7" office:value-type="float" office:value="5788749.62795484" calcext:value-type="float">
            <text:p>5788749.62795484</text:p>
          </table:table-cell>
          <table:table-cell table:style-name="ce7" office:value-type="float" office:value="6528122.1461003" calcext:value-type="float">
            <text:p>6528122.1461003</text:p>
          </table:table-cell>
          <table:table-cell table:style-name="ce7" office:value-type="float" office:value="7583134.43999445" calcext:value-type="float">
            <text:p>7583134.43999445</text:p>
          </table:table-cell>
          <table:table-cell table:style-name="ce7" office:value-type="float" office:value="11489390.7666323" calcext:value-type="float">
            <text:p>11489390.7666323</text:p>
          </table:table-cell>
          <table:table-cell table:number-columns-repeated="1013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3573590.05500381" calcext:value-type="float">
            <text:p>3573590.05500381</text:p>
          </table:table-cell>
          <table:table-cell table:style-name="ce7" office:value-type="float" office:value="6671823.71827263" calcext:value-type="float">
            <text:p>6671823.71827263</text:p>
          </table:table-cell>
          <table:table-cell table:style-name="ce7" office:value-type="float" office:value="16104282.4784992" calcext:value-type="float">
            <text:p>16104282.4784992</text:p>
          </table:table-cell>
          <table:table-cell table:style-name="ce7" office:value-type="float" office:value="8403651.20610971" calcext:value-type="float">
            <text:p>8403651.20610971</text:p>
          </table:table-cell>
          <table:table-cell table:style-name="ce7" office:value-type="float" office:value="17017113.3898159" calcext:value-type="float">
            <text:p>17017113.3898159</text:p>
          </table:table-cell>
          <table:table-cell table:style-name="ce7" office:value-type="float" office:value="16403446.4229947" calcext:value-type="float">
            <text:p>16403446.4229947</text:p>
          </table:table-cell>
          <table:table-cell table:style-name="ce7" office:value-type="float" office:value="15098753.7391545" calcext:value-type="float">
            <text:p>15098753.7391545</text:p>
          </table:table-cell>
          <table:table-cell table:style-name="ce7" office:value-type="float" office:value="10417604.5752128" calcext:value-type="float">
            <text:p>10417604.5752128</text:p>
          </table:table-cell>
          <table:table-cell table:number-columns-repeated="1013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3119256.42822179" calcext:value-type="float">
            <text:p>3119256.42822179</text:p>
          </table:table-cell>
          <table:table-cell table:style-name="ce7" office:value-type="float" office:value="12606403.5716157" calcext:value-type="float">
            <text:p>12606403.5716157</text:p>
          </table:table-cell>
          <table:table-cell table:style-name="ce7" office:value-type="float" office:value="5072393.34334577" calcext:value-type="float">
            <text:p>5072393.34334577</text:p>
          </table:table-cell>
          <table:table-cell table:style-name="ce7" office:value-type="float" office:value="13519182.5068492" calcext:value-type="float">
            <text:p>13519182.5068492</text:p>
          </table:table-cell>
          <table:table-cell table:style-name="ce7" office:value-type="float" office:value="12915606.9234336" calcext:value-type="float">
            <text:p>12915606.9234336</text:p>
          </table:table-cell>
          <table:table-cell table:style-name="ce7" office:value-type="float" office:value="11613429.6894808" calcext:value-type="float">
            <text:p>11613429.6894808</text:p>
          </table:table-cell>
          <table:table-cell table:style-name="ce7" office:value-type="float" office:value="6941307.37524755" calcext:value-type="float">
            <text:p>6941307.37524755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9530873.75466246" calcext:value-type="float">
            <text:p>9530873.75466246</text:p>
          </table:table-cell>
          <table:table-cell table:style-name="ce7" office:value-type="float" office:value="2831633.49389006" calcext:value-type="float">
            <text:p>2831633.49389006</text:p>
          </table:table-cell>
          <table:table-cell table:style-name="ce7" office:value-type="float" office:value="10445552.0598242" calcext:value-type="float">
            <text:p>10445552.0598242</text:p>
          </table:table-cell>
          <table:table-cell table:style-name="ce7" office:value-type="float" office:value="9851297.63616703" calcext:value-type="float">
            <text:p>9851297.63616703</text:p>
          </table:table-cell>
          <table:table-cell table:style-name="ce7" office:value-type="float" office:value="8555302.60254062" calcext:value-type="float">
            <text:p>8555302.60254062</text:p>
          </table:table-cell>
          <table:table-cell table:style-name="ce7" office:value-type="float" office:value="3920787.01367916" calcext:value-type="float">
            <text:p>3920787.01367916</text:p>
          </table:table-cell>
          <table:table-cell table:number-columns-repeated="101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7876758.95202109" calcext:value-type="float">
            <text:p>7876758.95202109</text:p>
          </table:table-cell>
          <table:table-cell table:style-name="ce7" office:value-type="float" office:value="973873.861123812" calcext:value-type="float">
            <text:p>973873.861123812</text:p>
          </table:table-cell>
          <table:table-cell table:style-name="ce7" office:value-type="float" office:value="881184.590807144" calcext:value-type="float">
            <text:p>881184.590807144</text:p>
          </table:table-cell>
          <table:table-cell table:style-name="ce7" office:value-type="float" office:value="1442751.6292153" calcext:value-type="float">
            <text:p>1442751.6292153</text:p>
          </table:table-cell>
          <table:table-cell table:style-name="ce7" office:value-type="float" office:value="5772339.01278772" calcext:value-type="float">
            <text:p>5772339.01278772</text:p>
          </table:table-cell>
          <table:table-cell table:number-columns-repeated="101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office:value-type="float" office:value="8797147.00731727" calcext:value-type="float">
            <text:p>8797147.00731727</text:p>
          </table:table-cell>
          <table:table-cell table:style-name="ce7" office:value-type="float" office:value="8242338.27055991" calcext:value-type="float">
            <text:p>8242338.27055991</text:p>
          </table:table-cell>
          <table:table-cell table:style-name="ce7" office:value-type="float" office:value="7006286.75904261" calcext:value-type="float">
            <text:p>7006286.75904261</text:p>
          </table:table-cell>
          <table:table-cell table:style-name="ce7" office:value-type="float" office:value="2746303.81133516" calcext:value-type="float">
            <text:p>2746303.81133516</text:p>
          </table:table-cell>
          <table:table-cell table:number-columns-repeated="1013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office:value-type="float" office:value="805841.235665531" calcext:value-type="float">
            <text:p>805841.235665531</text:p>
          </table:table-cell>
          <table:table-cell table:style-name="ce7" office:value-type="float" office:value="2090291.75776582" calcext:value-type="float">
            <text:p>2090291.75776582</text:p>
          </table:table-cell>
          <table:table-cell table:style-name="ce7" office:value-type="float" office:value="6661100.26290791" calcext:value-type="float">
            <text:p>6661100.26290791</text:p>
          </table:table-cell>
          <table:table-cell table:number-columns-repeated="101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style-name="ce7" office:value-type="float" office:value="1353090.85683031" calcext:value-type="float">
            <text:p>1353090.85683031</text:p>
          </table:table-cell>
          <table:table-cell table:style-name="ce7" office:value-type="float" office:value="6019043.55534371" calcext:value-type="float">
            <text:p>6019043.55534371</text:p>
          </table:table-cell>
          <table:table-cell table:number-columns-repeated="101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9" table:style-name="ce7" office:value-type="float" office:value="0" calcext:value-type="float">
            <text:p>0</text:p>
          </table:table-cell>
          <table:table-cell table:style-name="ce7" office:value-type="float" office:value="4702120.81478267" calcext:value-type="float">
            <text:p>4702120.81478267</text:p>
          </table:table-cell>
          <table:table-cell table:number-columns-repeated="101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0" table:style-name="ce7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6" office:value-type="string" calcext:value-type="string" table:number-columns-spanned="10" table:number-rows-spanned="1">
            <text:p>MSE distance</text:p>
          </table:table-cell>
          <table:covered-table-cell table:number-columns-repeated="9"/>
          <table:table-cell table:number-columns-repeated="1013"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616451.23546617" calcext:value-type="float">
            <text:p>3616451.23546617</text:p>
          </table:table-cell>
          <table:table-cell table:style-name="ce7" office:value-type="float" office:value="2686279.1714697" calcext:value-type="float">
            <text:p>2686279.1714697</text:p>
          </table:table-cell>
          <table:table-cell table:style-name="ce7" office:value-type="float" office:value="1898878.40210155" calcext:value-type="float">
            <text:p>1898878.40210155</text:p>
          </table:table-cell>
          <table:table-cell table:style-name="ce7" office:value-type="float" office:value="573506.776453192" calcext:value-type="float">
            <text:p>573506.776453192</text:p>
          </table:table-cell>
          <table:table-cell table:style-name="ce7" office:value-type="float" office:value="1619493.46094365" calcext:value-type="float">
            <text:p>1619493.46094365</text:p>
          </table:table-cell>
          <table:table-cell table:style-name="ce7" office:value-type="float" office:value="533210.082991703" calcext:value-type="float">
            <text:p>533210.082991703</text:p>
          </table:table-cell>
          <table:table-cell table:style-name="ce7" office:value-type="float" office:value="643315.25911815" calcext:value-type="float">
            <text:p>643315.25911815</text:p>
          </table:table-cell>
          <table:table-cell table:style-name="ce7" office:value-type="float" office:value="784845.664632679" calcext:value-type="float">
            <text:p>784845.664632679</text:p>
          </table:table-cell>
          <table:table-cell table:style-name="ce7" office:value-type="float" office:value="1373283.73376315" calcext:value-type="float">
            <text:p>1373283.73376315</text:p>
          </table:table-cell>
          <table:table-cell table:number-columns-repeated="1013"/>
        </table:table-row>
        <table:table-row table:style-name="ro3">
          <table:table-cell office:value-type="float" office:value="8" calcext:value-type="float">
            <text:p>8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71864.0169436683" calcext:value-type="float">
            <text:p>71864.0169436683</text:p>
          </table:table-cell>
          <table:table-cell table:style-name="ce7" office:value-type="float" office:value="292182.978963945" calcext:value-type="float">
            <text:p>292182.978963945</text:p>
          </table:table-cell>
          <table:table-cell table:style-name="ce7" office:value-type="float" office:value="1567621.3344262" calcext:value-type="float">
            <text:p>1567621.3344262</text:p>
          </table:table-cell>
          <table:table-cell table:style-name="ce7" office:value-type="float" office:value="422334.498681653" calcext:value-type="float">
            <text:p>422334.498681653</text:p>
          </table:table-cell>
          <table:table-cell table:style-name="ce7" office:value-type="float" office:value="1693121.88350242" calcext:value-type="float">
            <text:p>1693121.88350242</text:p>
          </table:table-cell>
          <table:table-cell table:style-name="ce7" office:value-type="float" office:value="1538553.68844925" calcext:value-type="float">
            <text:p>1538553.68844925</text:p>
          </table:table-cell>
          <table:table-cell table:style-name="ce7" office:value-type="float" office:value="1296438.40074923" calcext:value-type="float">
            <text:p>1296438.40074923</text:p>
          </table:table-cell>
          <table:table-cell table:style-name="ce7" office:value-type="float" office:value="630869.472513963" calcext:value-type="float">
            <text:p>630869.472513963</text:p>
          </table:table-cell>
          <table:table-cell table:number-columns-repeated="1013"/>
        </table:table-row>
        <table:table-row table:style-name="ro3">
          <table:table-cell office:value-type="float" office:value="9" calcext:value-type="float">
            <text:p>9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74945.2933471212" calcext:value-type="float">
            <text:p>74945.2933471212</text:p>
          </table:table-cell>
          <table:table-cell table:style-name="ce7" office:value-type="float" office:value="977185.247013757" calcext:value-type="float">
            <text:p>977185.247013757</text:p>
          </table:table-cell>
          <table:table-cell table:style-name="ce7" office:value-type="float" office:value="150696.172497191" calcext:value-type="float">
            <text:p>150696.172497191</text:p>
          </table:table-cell>
          <table:table-cell table:style-name="ce7" office:value-type="float" office:value="1078035.62815114" calcext:value-type="float">
            <text:p>1078035.62815114</text:p>
          </table:table-cell>
          <table:table-cell table:style-name="ce7" office:value-type="float" office:value="958314.006681025" calcext:value-type="float">
            <text:p>958314.006681025</text:p>
          </table:table-cell>
          <table:table-cell table:style-name="ce7" office:value-type="float" office:value="770225.282874692" calcext:value-type="float">
            <text:p>770225.282874692</text:p>
          </table:table-cell>
          <table:table-cell table:style-name="ce7" office:value-type="float" office:value="285332.156241185" calcext:value-type="float">
            <text:p>285332.156241185</text:p>
          </table:table-cell>
          <table:table-cell table:number-columns-repeated="1013"/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516057.393617629" calcext:value-type="float">
            <text:p>516057.393617629</text:p>
          </table:table-cell>
          <table:table-cell table:style-name="ce7" office:value-type="float" office:value="18115.3385589371" calcext:value-type="float">
            <text:p>18115.3385589371</text:p>
          </table:table-cell>
          <table:table-cell table:style-name="ce7" office:value-type="float" office:value="591167.196898173" calcext:value-type="float">
            <text:p>591167.196898173</text:p>
          </table:table-cell>
          <table:table-cell table:style-name="ce7" office:value-type="float" office:value="505635.901230279" calcext:value-type="float">
            <text:p>505635.901230279</text:p>
          </table:table-cell>
          <table:table-cell table:style-name="ce7" office:value-type="float" office:value="372952.922322194" calcext:value-type="float">
            <text:p>372952.922322194</text:p>
          </table:table-cell>
          <table:table-cell table:style-name="ce7" office:value-type="float" office:value="74525.4228940208" calcext:value-type="float">
            <text:p>74525.4228940208</text:p>
          </table:table-cell>
          <table:table-cell table:number-columns-repeated="1013"/>
        </table:table-row>
        <table:table-row table:style-name="ro3">
          <table:table-cell office:value-type="float" office:value="11" calcext:value-type="float">
            <text:p>11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372704.302927487" calcext:value-type="float">
            <text:p>372704.302927487</text:p>
          </table:table-cell>
          <table:table-cell table:style-name="ce7" office:value-type="float" office:value="2982.49333701708" calcext:value-type="float">
            <text:p>2982.49333701708</text:p>
          </table:table-cell>
          <table:table-cell table:style-name="ce7" office:value-type="float" office:value="3739.06957293743" calcext:value-type="float">
            <text:p>3739.06957293743</text:p>
          </table:table-cell>
          <table:table-cell table:style-name="ce7" office:value-type="float" office:value="18236.3471521414" calcext:value-type="float">
            <text:p>18236.3471521414</text:p>
          </table:table-cell>
          <table:table-cell table:style-name="ce7" office:value-type="float" office:value="214962.233304157" calcext:value-type="float">
            <text:p>214962.233304157</text:p>
          </table:table-cell>
          <table:table-cell table:number-columns-repeated="1013"/>
        </table:table-row>
        <table:table-row table:style-name="ro3">
          <table:table-cell office:value-type="float" office:value="12" calcext:value-type="float">
            <text:p>12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office:value-type="float" office:value="436552.761193056" calcext:value-type="float">
            <text:p>436552.761193056</text:p>
          </table:table-cell>
          <table:table-cell table:style-name="ce7" office:value-type="float" office:value="365946.300093603" calcext:value-type="float">
            <text:p>365946.300093603</text:p>
          </table:table-cell>
          <table:table-cell table:style-name="ce7" office:value-type="float" office:value="257673.641816024" calcext:value-type="float">
            <text:p>257673.641816024</text:p>
          </table:table-cell>
          <table:table-cell table:style-name="ce7" office:value-type="float" office:value="35623.5221368009" calcext:value-type="float">
            <text:p>35623.5221368009</text:p>
          </table:table-cell>
          <table:table-cell table:number-columns-repeated="1013"/>
        </table:table-row>
        <table:table-row table:style-name="ro3">
          <table:table-cell office:value-type="float" office:value="13" calcext:value-type="float">
            <text:p>13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office:value-type="float" office:value="5523.50435770923" calcext:value-type="float">
            <text:p>5523.50435770923</text:p>
          </table:table-cell>
          <table:table-cell table:style-name="ce7" office:value-type="float" office:value="29969.5440519687" calcext:value-type="float">
            <text:p>29969.5440519687</text:p>
          </table:table-cell>
          <table:table-cell table:style-name="ce7" office:value-type="float" office:value="261242.441316632" calcext:value-type="float">
            <text:p>261242.441316632</text:p>
          </table:table-cell>
          <table:table-cell table:number-columns-repeated="1013"/>
        </table:table-row>
        <table:table-row table:style-name="ro3">
          <table:table-cell office:value-type="float" office:value="14" calcext:value-type="float">
            <text:p>14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style-name="ce7" office:value-type="float" office:value="10836.8119277559" calcext:value-type="float">
            <text:p>10836.8119277559</text:p>
          </table:table-cell>
          <table:table-cell table:style-name="ce7" office:value-type="float" office:value="200576.538981263" calcext:value-type="float">
            <text:p>200576.538981263</text:p>
          </table:table-cell>
          <table:table-cell table:number-columns-repeated="1013"/>
        </table:table-row>
        <table:table-row table:style-name="ro3">
          <table:table-cell office:value-type="float" office:value="15" calcext:value-type="float">
            <text:p>15</text:p>
          </table:table-cell>
          <table:table-cell table:number-columns-repeated="9" table:style-name="ce7" office:value-type="float" office:value="0" calcext:value-type="float">
            <text:p>0</text:p>
          </table:table-cell>
          <table:table-cell table:style-name="ce7" office:value-type="float" office:value="119116.750401036" calcext:value-type="float">
            <text:p>119116.750401036</text:p>
          </table:table-cell>
          <table:table-cell table:number-columns-repeated="1013"/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10" table:style-name="ce7" office:value-type="float" office:value="0" calcext:value-type="float">
            <text:p>0</text:p>
          </table:table-cell>
          <table:table-cell table:number-columns-repeated="1013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4">00/00/0000</text:date>, <text:time style:data-style-name="N2" text:time-value="15:52:47.2824499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1$Linux_X86_64 LibreOffice_project/20$Build-1</meta:generator>
    <dc:date>2019-05-04T16:01:21.883094097</dc:date>
    <meta:editing-duration>PT8M34S</meta:editing-duration>
    <meta:editing-cycles>4</meta:editing-cycles>
    <meta:document-statistic meta:table-count="1" meta:cell-count="363" meta:object-count="0"/>
  </office:meta>
</office:document-meta>
</file>